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4cm" svg:x="1.4cm" svg:y="0.837cm" presentation:class="subtitle">
          <draw:text-box>
            <text:p><text:span text:style-name="T1">Ruby on Rails</text:span></text:p>
            <text:p>Mark Veltzer</text:p>
            <text:p><text:span text:style-name="T2">mailto:mark@veltzer.n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stalling Ruby on Rail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On Ubuntu: <text:span text:style-name="T2">“sudo apt-get install rails3”</text:span>. If you want rails to use <text:span text:style-name="T2">mongrel </text:span><text:span text:style-name="T3">then add </text:span><text:span text:style-name="T2">“sudo apt-get install mongrel”</text:span><text:span text:style-name="T3">.</text:span></text:p>
              </text:list-item>
              <text:list-item>
                <text:p><text:span text:style-name="T3">On Windows: two options</text:span></text:p>
                <text:list>
                  <text:list-item>
                    <text:p><text:span text:style-name="T3">Install ruby and then use </text:span><text:span text:style-name="T2">gem </text:span><text:span text:style-name="T3">to install Ruby on Rails (pretty hard)</text:span></text:p>
                  </text:list-item>
                  <text:list-item>
                    <text:p><text:span text:style-name="T3">Use </text:span><text:span text:style-name="T2">railsinstaller </text:span><text:span text:style-name="T3">from </text:span><text:span text:style-name="T3"><text:a xlink:href="http://railsinstaller.org/">http://railsinstaller.org</text:a></text:span><text:span text:style-name="T2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diting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On Linux you have a ton of editors (I prefer vim).</text:p>
              </text:list-item>
              <text:list-item>
                <text:p>On Windows get some decent programmers editor: <text:span text:style-name="T2">pspad, ultraedit, notepad++, sublimetext</text:span> and more.</text:p>
              </text:list-item>
              <text:list-item>
                <text:p>You can also use <text:span text:style-name="T2">eclipse, netbeans</text:span> and the like but they are quite on the heavy sid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do you know your version of Rails?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2">“</text:span><text:span text:style-name="T2">rails -v”</text:span> on the cmd line.</text:p>
              </text:list-item>
              <text:list-item>
                <text:p><text:span text:style-name="T2">“</text:span><text:span text:style-name="T2">dpkg –status rails3” </text:span><text:span text:style-name="T3">on the cmd line.</text:span></text:p>
              </text:list-item>
              <text:list-item>
                <text:p><text:span text:style-name="T2">“</text:span><text:span text:style-name="T2">gem list rails” </text:span><text:span text:style-name="T3">on the cmd lin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4T11:42:55</meta:creation-date>
    <meta:editing-duration>PT4H21M52S</meta:editing-duration>
    <meta:editing-cycles>8</meta:editing-cycles>
    <dc:date>2012-11-24T20:39:07</dc:date>
    <meta:generator>LibreOffice/3.6$Linux_x86 LibreOffice_project/360m1$Build-2</meta:generator>
    <meta:document-statistic meta:object-count="36"/>
  </office:meta>
</office:document-meta>
</file>